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1ca8" officeooo:paragraph-rsid="00071ca8"/>
    </style:style>
    <style:style style:name="P2" style:family="paragraph" style:parent-style-name="Standard">
      <style:text-properties officeooo:rsid="0008d87e" officeooo:paragraph-rsid="0008d87e"/>
    </style:style>
    <style:style style:name="P3" style:family="paragraph" style:parent-style-name="Standard">
      <style:text-properties officeooo:rsid="0008d87e" officeooo:paragraph-rsid="0008d87e"/>
    </style:style>
    <style:style style:name="P4" style:family="paragraph" style:parent-style-name="Standard">
      <style:text-properties officeooo:rsid="000ad1f6" officeooo:paragraph-rsid="000ad1f6"/>
    </style:style>
    <style:style style:name="P5" style:family="paragraph" style:parent-style-name="Standard">
      <style:text-properties officeooo:rsid="000c8ac7" officeooo:paragraph-rsid="000c8ac7"/>
    </style:style>
    <style:style style:name="T1" style:family="text">
      <style:text-properties officeooo:rsid="000c8ac7"/>
    </style:style>
    <style:style style:name="T2" style:family="text">
      <style:text-properties officeooo:rsid="000e8a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ertarBase</text:p>
      <text:p text:style-name="P1">InsertarJugador</text:p>
      <text:p text:style-name="P1">InsertarElemento</text:p>
      <text:p text:style-name="P1">InsertarEnemigos</text:p>
      <text:p text:style-name="P1"/>
      <text:p text:style-name="P1">InsertarBase</text:p>
      <text:p text:style-name="P1">Busca la mitad de la ultima fila de la matriz para insertar la base.</text:p>
      <text:p text:style-name="P1">Se crea una pared de ladrillo que rodea la base</text:p>
      <text:p text:style-name="P1"/>
      <text:p text:style-name="P1">InsertarJugador</text:p>
      <text:p text:style-name="P2">Inserto al jugador 2 posiciones a la derecha de la base</text:p>
      <text:p text:style-name="P2"/>
      <text:p text:style-name="P2">InsertarElementos</text:p>
      <text:p text:style-name="P2">a partir de una distancia fija de la base y el jugador, inserto aleatoriamente muros, arboles y agua para que el jugador tenga movilidad.</text:p>
      <text:p text:style-name="P4">El primer power up aparecerá después de cierta cantidad de tiempo transcurrido a partir del inicio de la partida; mientras que los otros <text:span text:style-name="T1">se insertarán a partir de ese momento en periodos fijos de x segundos</text:span></text:p>
      <text:p text:style-name="P2"/>
      <text:p text:style-name="P2">InsertarEnemigos</text:p>
      <text:p text:style-name="P2">Inserto enemigos aleatoriamente teniendo en cuenta de no encerrar a los enemigos con agua y/o muros irrompibles, y a cierta distancia de la base, en cualquier <text:span text:style-name="T2">posición</text:span> del arreglo que no esté ocupada por agua o pared irrompible.</text:p>
      <text:p text:style-name="P5">El juego contará con 4 enemigos iniciales, de un total de 16, se irán descontando de una matriz los restantes para agregarse al mapa pasados unos segundos desde que un enemigo haya muer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8:05:37.682000000</meta:creation-date>
    <dc:date>2016-08-31T19:14:19.569000000</dc:date>
    <meta:editing-duration>PT5M20S</meta:editing-duration>
    <meta:editing-cycles>2</meta:editing-cycles>
    <meta:generator>LibreOffice/5.2.0.4$Windows_x86 LibreOffice_project/066b007f5ebcc236395c7d282ba488bca6720265</meta:generator>
    <meta:document-statistic meta:table-count="0" meta:image-count="0" meta:object-count="0" meta:page-count="1" meta:paragraph-count="15" meta:word-count="174" meta:character-count="1048" meta:non-whitespace-character-count="889"/>
  </office:meta>
</office:document-meta>
</file>